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6">
      <style:paragraph-properties fo:text-align="start" style:justify-single-word="false"/>
    </style:style>
    <style:style style:name="P14" style:family="paragraph" style:parent-style-name="Standard" style:list-style-name="L2">
      <style:paragraph-properties fo:text-align="start" style:justify-single-word="false"/>
      <style:text-properties fo:font-size="12pt" style:font-size-asian="12pt" style:font-size-complex="12pt"/>
    </style:style>
    <style:style style:name="P15"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Standard" style:list-style-name="L6">
      <style:paragraph-properties fo:margin-left="0.9846in" fo:margin-right="0in" fo:text-align="start" style:justify-single-word="false" fo:text-indent="-0.25in" style:auto-text-indent="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fo:background-color="transparent" style:font-size-asian="12pt" style:font-style-asian="normal" style:font-size-complex="12pt" style:font-style-complex="normal"/>
    </style:style>
    <style:style style:name="T6" style:family="text">
      <style:text-properties fo:font-size="12pt" fo:font-style="normal" fo:background-color="#b3b3b3"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background-color="transparent" style:font-size-asian="12pt" style:font-size-complex="12pt"/>
    </style:style>
    <style:style style:name="T9" style:family="text">
      <style:text-properties fo:font-size="12pt" fo:font-weight="bold" fo:background-color="transparent" style:font-size-asian="12pt" style:font-weight-asian="bold" style:font-size-complex="12pt" style:font-weight-complex="bold"/>
    </style:style>
    <style:style style:name="T10" style:family="text">
      <style:text-properties fo:font-style="italic" style:font-style-asian="italic" style:font-style-complex="italic"/>
    </style:style>
    <style:style style:name="T11" style:family="text">
      <style:text-properties fo:background-color="#b3b3b3"/>
    </style:style>
    <style:style style:name="T12" style:family="text">
      <style:text-properties fo:font-style="normal" style:font-style-asian="normal" style:font-style-complex="normal"/>
    </style:style>
    <style:style style:name="T13" style:family="text">
      <style:text-properties fo:font-style="normal" fo:background-color="#b3b3b3"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fo:background-color="transparent"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Batch 2.0 User Manual</text:p>
      <text:p text:style-name="P7"/>
      <text:p text:style-name="P4">System Requirements</text:p>
      <text:p text:style-name="P8"/>
      <text:list xml:id="list428225205" text:style-name="L1">
        <text:list-item>
          <text:p text:style-name="P10"><text:span text:style-name="T1">SeaDAS 6.2 installed (</text:span><text:a xlink:type="simple" xlink:href="http://oceancolor.gsfc.nasa.gov/seadas/"><text:span text:style-name="T1">http://oceancolor.gsfc.nasa.gov/seadas/</text:span></text:a><text:span text:style-name="T1">).</text:span></text:p>
        </text:list-item>
        <text:list-item>
          <text:p text:style-name="P10"><text:span text:style-name="T2">bash</text:span><text:span text:style-name="T1"> as your UNIX shell environment.</text:span></text:p>
        </text:list-item>
      </text:list>
      <text:p text:style-name="P6"/>
      <text:p text:style-name="P4">Installation</text:p>
      <text:p text:style-name="P6"/>
      <text:p text:style-name="P6">To install SeaBatch follow these steps:</text:p>
      <text:p text:style-name="P8"/>
      <text:list xml:id="list1197097345" text:style-name="L2">
        <text:list-item>
          <text:p text:style-name="P14">Open a terminal window.</text:p>
        </text:list-item>
        <text:list-item>
          <text:p text:style-name="P11"><text:span text:style-name="T7">Construct the directory where you want SeaBatch to be installed: </text:span><text:span text:style-name="T6">mkdir ~/seabatch2.0</text:span></text:p>
          <text:list>
            <text:list-item>
              <text:p text:style-name="P11"><text:span text:style-name="T9">N</text:span><text:span text:style-name="T15">ote</text:span><text:span text:style-name="T14">:</text:span> the above command will construct the SeaBatch installation directory in a standard location (your home directory: <text:span text:style-name="T10">~</text:span>), with a standard name (<text:span text:style-name="T10">seabatch2.0</text:span>). However, this directory can be located anywhere on your system <text:span text:style-name="T7">as long as it is separate from any previous SeaBatch installations. It can be named whatever you would like.</text:span></text:p>
            </text:list-item>
          </text:list>
        </text:list-item>
        <text:list-item>
          <text:p text:style-name="P11"><text:span text:style-name="T7">Download the file </text:span><text:span text:style-name="T3">seabatch2.0.tar.gz </text:span><text:span text:style-name="T4">and place it in the SeaBatch installation directory.</text:span></text:p>
        </text:list-item>
        <text:list-item>
          <text:p text:style-name="P14">Change directories to the SeaBatch installation directory: </text:p>
          <text:list>
            <text:list-item>
              <text:p text:style-name="P11"><text:span text:style-name="T8">Standard installation directory: </text:span><text:span text:style-name="T6">cd ~/seabatch2.0</text:span></text:p>
            </text:list-item>
            <text:list-item>
              <text:p text:style-name="P11"><text:span text:style-name="T5">Otherwise: </text:span><text:span text:style-name="T6">cd seabatch_installation_directory</text:span></text:p>
            </text:list-item>
          </text:list>
        </text:list-item>
        <text:list-item>
          <text:p text:style-name="P14">Unzip the file <text:span text:style-name="T10">seabatch2.0.tar.gz</text:span><text:span text:style-name="T12">: </text:span><text:span text:style-name="T13">tar -xzpf seabatch2.0.tar.gz</text:span></text:p>
        </text:list-item>
        <text:list-item>
          <text:p text:style-name="P15">Run the installation script <text:span text:style-name="T10">install_seabatch.sh</text:span>: <text:span text:style-name="T11">./install_seabatch.sh</text:span></text:p>
          <text:p text:style-name="P15"><text:span text:style-name="T11"/></text:p>
        </text:list-item>
      </text:list>
      <text:p text:style-name="P19">General Instructions</text:p>
      <text:p text:style-name="P16"/>
      <text:p text:style-name="P9">When using SeaBatch follow these steps:</text:p>
      <text:p text:style-name="P9"/>
      <text:list xml:id="list884953061" text:style-name="L6">
        <text:list-item>
          <text:p text:style-name="P13">Obtain your data files. It is suggested that you obtain data from NASA's Ocean Biology Processing Group (http://oceancolor.gsfc.nasa.gov/), although other sources are possible. SeaBatch is capable of working with the following file types:</text:p>
        </text:list-item>
        <text:list-item>
          <text:p text:style-name="P21"><text:span text:style-name="T14">Note:</text:span> if you are not using data files from the OBPG, or if you are but have modified their file names, your data files must have file names that match the given patterns.</text:p>
        </text:list-item>
        <text:list-item>
          <text:p text:style-name="P21"/>
        </text:list-item>
      </text:list>
      <text:p text:style-name="P9"/>
      <text:p text:style-name="P6"/>
      <text:p text:style-name="P4"/>
      <text:p text:style-name="P4"/>
      <text:p text:style-name="P5"/>
      <text:p text:style-name="P5"/>
      <text:p text:style-name="P6"/>
      <text:p text:style-name="P6"/>
      <text:list xml:id="list74566679" text:style-name="L3">
        <text:list-header>
          <text:p text:style-name="P12"/>
          <text:p text:style-name="P12"><text:soft-page-break/></text:p>
        </text:list-header>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Brown</meta:initial-creator>
    <meta:creation-date>2011-07-09T23:43:17</meta:creation-date>
    <dc:date>2011-07-25T23:29:38</dc:date>
    <dc:creator>Michael Brown</dc:creator>
    <meta:editing-duration>PT4H6M59S</meta:editing-duration>
    <meta:editing-cycles>9</meta:editing-cycles>
    <meta:generator>OpenOffice.org/3.3$Unix OpenOffice.org_project/330m20$Build-9567</meta:generator>
    <meta:document-statistic meta:table-count="0" meta:image-count="0" meta:object-count="0" meta:page-count="2" meta:paragraph-count="19" meta:word-count="218" meta:character-count="1486"/>
  </office:meta>
</office:document-meta>
</file>